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SANTAMARIA MOZOMBITE, CORIT HELI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ANTAMARIA MOZOMBITE, CORIT HELI</text:span></text:p>
      <text:p text:style-name="P5">Recojo: <text:span text:style-name="T3">EMPRESA DE TRANSPORTES UCHIZA S.A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13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